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ect </text:span><text:span text:style-name="T4">displayLanguage</text:span><text:span text:style-name="T1"> = </text:span><text:span text:style-name="T6">new</text:span><text:span text:style-name="T1"> Select(</text:span><text:span text:style-name="T4">driver</text:span><text:span text:style-name="T1">.findElement(By.</text:span><text:span text:style-name="T2">xpath</text:span><text:span text:style-name="T1">(</text:span><text:span text:style-name="T7">".//*[@id='setlang']"</text:span><text:span text:style-name="T1">)));</text:span></text:p>
      <text:p text:style-name="P2"><text:span text:style-name="T3"><text:tab/> <text:s/></text:span><text:span text:style-name="T5">displayLanguage</text:span><text:span text:style-name="T3">.selectByIndex(</text:span><text:span text:style-name="T8">1</text:span><text:span text:style-name="T3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4</meta:editing-cycles>
    <meta:generator>OpenOffice/4.1.1$Win32 OpenOffice.org_project/411m6$Build-9775</meta:generator>
    <dc:date>2016-01-21T11:40:18.30</dc:date>
    <meta:document-statistic meta:table-count="0" meta:image-count="0" meta:object-count="0" meta:page-count="1" meta:paragraph-count="2" meta:word-count="6" meta:character-count="125"/>
    <meta:user-defined meta:name="Info 1"/>
    <meta:user-defined meta:name="Info 2"/>
    <meta:user-defined meta:name="Info 3"/>
    <meta:user-defined meta:name="Info 4"/>
  </office:meta>
</office:document-meta>
</file>